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order-left="0.002cm solid #000000" fo:padding="0.101cm" fo:border-right="none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02cm solid #000000" fo:padding="0.101cm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padding="0.101cm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02cm solid #000000" fo:padding="0.101cm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none" fo:padding="0.101cm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border-left="none" fo:padding="0.101cm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border="none" fo:padding="0.101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padding="0.101cm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fo:border-left="none" fo:padding="0.101cm" fo:border-right="none" fo:border-top="0.002cm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padding="0.101cm" fo:border-right="none" fo:border-top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order-left="none" fo:padding="0.101cm" fo:border-right="0.002cm solid #000000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none" fo:padding="0.101cm" fo:border-right="none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0.002cm solid #000000" fo:padding="0.101cm" fo:border-right="0.002cm solid #000000" fo:border-top="0.002cm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2cm solid #000000" fo:border-left="0.002cm solid #000000" fo:padding="0.101cm" fo:border-right="0.002cm solid #000000" fo:border-top="none"/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/>
    </style:style>
  </office:automatic-styles>
  <office:body>
    <office:spreadsheet>
      <table:table table:name="Diagramme de classe" table:style-name="ta1" table:print="false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ce2" table:number-columns-repeated="3"/>
          <table:table-cell table:style-name="ce7" office:value-type="string" table:number-columns-spanned="2" table:number-rows-spanned="1">
            <text:p>LABORATOIRE</text:p>
          </table:table-cell>
          <table:covered-table-cell table:style-name="ce2"/>
          <table:table-cell table:style-name="ce2" table:number-columns-repeated="3"/>
          <table:table-cell/>
          <table:table-cell table:style-name="ce7" office:value-type="string">
            <text:p>ACHETER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13" office:value-type="string" table:number-columns-spanned="2" table:number-rows-spanned="1">
            <text:p>Num_SIRET : String {unique}</text:p>
          </table:table-cell>
          <table:covered-table-cell table:style-name="ce23"/>
          <table:table-cell table:style-name="ce20" office:value-type="string">
            <text:p><text:s text:c="2"/>0..1</text:p>
          </table:table-cell>
          <table:table-cell table:style-name="ce2" table:number-columns-repeated="2"/>
          <table:table-cell/>
          <table:table-cell table:style-name="ce13" office:value-type="string">
            <text:p>Date_achat : Date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8" office:value-type="string" table:number-columns-spanned="2" table:number-rows-spanned="1">
            <text:p>Nom : String</text:p>
          </table:table-cell>
          <table:covered-table-cell table:style-name="ce24"/>
          <table:table-cell table:style-name="ce29"/>
          <table:table-cell table:style-name="ce32"/>
          <table:table-cell table:style-name="ce17"/>
          <table:table-cell/>
          <table:table-cell table:style-name="ce9" office:value-type="string">
            <text:p>Quantité : int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8" office:value-type="string" table:number-columns-spanned="2" table:number-rows-spanned="1">
            <text:p>Adresse : String {unique}</text:p>
          </table:table-cell>
          <table:covered-table-cell table:style-name="ce24"/>
          <table:table-cell/>
          <table:table-cell table:style-name="ce19"/>
          <table:table-cell table:style-name="ce17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9" office:value-type="string" table:number-columns-spanned="2" table:number-rows-spanned="1">
            <text:p>Spécialisation : String</text:p>
          </table:table-cell>
          <table:covered-table-cell table:style-name="ce25"/>
          <table:table-cell table:style-name="ce2"/>
          <table:table-cell table:style-name="ce24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4"/>
          <table:table-cell table:style-name="ce26" office:value-type="string">
            <text:p><text:s text:c="2"/>1..* <text:s/></text:p>
          </table:table-cell>
          <table:table-cell table:style-name="ce2"/>
          <table:table-cell table:style-name="ce24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PHARMACIE</text:p>
          </table:table-cell>
          <table:covered-table-cell table:style-name="ce7"/>
          <table:table-cell table:style-name="ce2"/>
          <table:table-cell table:style-name="ce17"/>
          <table:table-cell table:style-name="ce7" office:value-type="string">
            <text:p>MEDICAMENT</text:p>
          </table:table-cell>
          <table:table-cell table:style-name="ce33"/>
          <table:table-cell table:number-columns-repeated="2"/>
          <table:table-cell table:style-name="ce7" office:value-type="string">
            <text:p>VENDR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table:number-columns-spanned="2" table:number-rows-spanned="1">
            <text:p>Num_SIRET : String {unique}</text:p>
          </table:table-cell>
          <table:covered-table-cell table:style-name="ce13"/>
          <table:table-cell table:style-name="ce18" office:value-type="string">
            <text:p><text:s text:c="2"/>0..*</text:p>
          </table:table-cell>
          <table:table-cell table:style-name="ce27" office:value-type="string">
            <text:p>1..* <text:s/></text:p>
          </table:table-cell>
          <table:table-cell table:style-name="ce13" office:value-type="string">
            <text:p>Nom : String {unique}</text:p>
          </table:table-cell>
          <table:table-cell table:style-name="ce33"/>
          <table:table-cell table:number-columns-repeated="2"/>
          <table:table-cell table:style-name="ce13" office:value-type="string">
            <text:p>Date_vente : Date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0..1 <text:s/></text:p>
          </table:table-cell>
          <table:table-cell table:style-name="ce8" office:value-type="string" table:number-columns-spanned="2" table:number-rows-spanned="1">
            <text:p>Nom : String</text:p>
          </table:table-cell>
          <table:covered-table-cell table:style-name="ce14"/>
          <table:table-cell table:style-name="ce2" office:value-type="string" table:number-columns-spanned="2" table:number-rows-spanned="1">
            <text:p>ACHETER</text:p>
          </table:table-cell>
          <table:covered-table-cell/>
          <table:table-cell table:style-name="ce8" office:value-type="string">
            <text:p>Danger : int {1, 2, 3}</text:p>
          </table:table-cell>
          <table:table-cell table:style-name="ce33"/>
          <table:table-cell table:number-columns-repeated="2"/>
          <table:table-cell table:style-name="ce9" office:value-type="string">
            <text:p>Quantité : int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8" office:value-type="string" table:number-columns-spanned="2" table:number-rows-spanned="1">
            <text:p>Adresse : String {unique}</text:p>
          </table:table-cell>
          <table:covered-table-cell table:style-name="ce14"/>
          <table:table-cell table:style-name="ce19"/>
          <table:table-cell table:style-name="ce2"/>
          <table:table-cell table:style-name="ce8" office:value-type="string">
            <text:p>Contre_indic : String</text:p>
          </table:table-cell>
          <table:table-cell table:style-name="ce33"/>
          <table:table-cell table:style-name="ce2" office:value-type="string">
            <text:p>DIRIGER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8" office:value-type="string" table:number-columns-spanned="2" table:number-rows-spanned="1">
            <text:p>Téléphone : int [10]</text:p>
          </table:table-cell>
          <table:covered-table-cell table:style-name="ce14"/>
          <table:table-cell table:style-name="ce12" office:value-type="string" table:number-columns-spanned="2" table:number-rows-spanned="1">
            <text:p>VENDRE</text:p>
          </table:table-cell>
          <table:covered-table-cell/>
          <table:table-cell table:style-name="ce8" office:value-type="string">
            <text:p>Effets_indes : String</text:p>
          </table:table-cell>
          <table:table-cell table:style-name="ce33"/>
          <table:table-cell table:number-columns-repeated="1016"/>
        </table:table-row>
        <table:table-row table:style-name="ro1">
          <table:table-cell/>
          <table:table-cell table:style-name="ce5"/>
          <table:table-cell table:style-name="ce9" table:number-columns-spanned="2" table:number-rows-spanned="1"/>
          <table:covered-table-cell table:style-name="ce15"/>
          <table:table-cell table:style-name="ce20" office:value-type="string">
            <text:p><text:s text:c="2"/>0..*</text:p>
          </table:table-cell>
          <table:table-cell table:style-name="ce28" office:value-type="string">
            <text:p>0..* <text:s/></text:p>
          </table:table-cell>
          <table:table-cell table:style-name="ce8" office:value-type="string">
            <text:p>Posologie : String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table:style-name="ce5"/>
          <table:table-cell table:style-name="ce10" office:value-type="string">
            <text:p>1..* <text:s/></text:p>
          </table:table-cell>
          <table:table-cell table:style-name="ce16"/>
          <table:table-cell table:style-name="ce20"/>
          <table:table-cell table:style-name="ce28"/>
          <table:table-cell table:style-name="ce9" office:value-type="string">
            <text:p>Date_pér : Date</text:p>
          </table:table-cell>
          <table:table-cell table:style-name="ce24"/>
          <table:table-cell table:number-columns-repeated="2"/>
          <table:table-cell table:style-name="ce7" office:value-type="string">
            <text:p>INSCRIRE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1"/>
          <table:table-cell/>
          <table:table-cell table:style-name="ce2"/>
          <table:table-cell table:style-name="ce26" office:value-type="string">
            <text:p><text:s text:c="2"/>0..*</text:p>
          </table:table-cell>
          <table:table-cell/>
          <table:table-cell table:style-name="ce24"/>
          <table:table-cell/>
          <table:table-cell table:style-name="ce2"/>
          <table:table-cell table:style-name="ce35" office:value-type="string">
            <text:p>Date_ins : Date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7" office:value-type="string" table:number-columns-spanned="2" table:number-rows-spanned="1">
            <text:p>PERSONNE</text:p>
          </table:table-cell>
          <table:covered-table-cell table:style-name="ce2"/>
          <table:table-cell table:style-name="ce2"/>
          <table:table-cell table:style-name="ce24"/>
          <table:table-cell/>
          <table:table-cell table:style-name="ce2"/>
          <table:table-cell table:style-name="ce36" office:value-type="string">
            <text:p>Alertes : Vector&lt;String&gt;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21" office:value-type="string" table:number-columns-spanned="2" table:number-rows-spanned="1">
            <text:p>Num_SECU : String {unique}</text:p>
          </table:table-cell>
          <table:covered-table-cell table:style-name="ce23"/>
          <table:table-cell/>
          <table:table-cell table:style-name="ce24"/>
          <table:table-cell/>
          <table:table-cell table:style-name="ce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8" office:value-type="string" table:number-columns-spanned="2" table:number-rows-spanned="1">
            <text:p>Nom : String</text:p>
          </table:table-cell>
          <table:covered-table-cell table:style-name="ce14"/>
          <table:table-cell table:style-name="ce30" office:value-type="float" office:value="1">
            <text:p>1</text:p>
          </table:table-cell>
          <table:table-cell table:style-name="ce14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table:style-name="ce5"/>
          <table:table-cell table:style-name="ce2"/>
          <table:table-cell table:style-name="ce17"/>
          <table:table-cell table:style-name="ce8" office:value-type="string" table:number-columns-spanned="2" table:number-rows-spanned="1">
            <text:p>Prénom : String</text:p>
          </table:table-cell>
          <table:covered-table-cell table:style-name="ce14"/>
          <table:table-cell/>
          <table:table-cell table:style-name="ce34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table:style-name="ce5"/>
          <table:table-cell table:style-name="ce2" office:value-type="string">
            <text:p>INSCRIRE</text:p>
          </table:table-cell>
          <table:table-cell table:style-name="ce17"/>
          <table:table-cell table:style-name="ce8" office:value-type="string" table:number-columns-spanned="2" table:number-rows-spanned="1">
            <text:p>Adresse : String {unique}</text:p>
          </table:table-cell>
          <table:covered-table-cell table:style-name="ce14"/>
          <table:table-cell/>
          <table:table-cell table:style-name="ce16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table:style-name="ce5"/>
          <table:table-cell table:style-name="Default"/>
          <table:table-cell table:style-name="ce17"/>
          <table:table-cell table:style-name="ce9" office:value-type="string" table:number-columns-spanned="2" table:number-rows-spanned="1">
            <text:p>Téléphone : int [10]</text:p>
          </table:table-cell>
          <table:covered-table-cell table:style-name="ce15"/>
          <table:table-cell table:style-name="ce31" office:value-type="float" office:value="1">
            <text:p>1</text:p>
          </table:table-cell>
          <table:table-cell table:style-name="ce16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2">
            <draw:custom-shape table:end-cell-address="'Diagramme de classe'.F21" table:end-x="0.185cm" table:end-y="0.469cm" draw:z-index="0" draw:style-name="gr1" svg:width="0.394cm" svg:height="0.464cm" svg:x="1.784cm" svg:y="0.00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style-name="ce17"/>
          <table:table-cell table:style-name="ce2"/>
          <table:table-cell table:style-name="ce17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2"/>
          <table:table-cell table:style-name="ce26"/>
          <table:table-cell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/>
          <table:table-cell table:style-name="ce17"/>
          <table:table-cell table:style-name="ce7" office:value-type="string" table:number-columns-spanned="2" table:number-rows-spanned="1">
            <text:p>PATIENT</text:p>
          </table:table-cell>
          <table:covered-table-cell table:style-name="ce2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/>
          <table:table-cell table:style-name="ce6"/>
          <table:table-cell table:style-name="ce22" office:value-type="string" table:number-columns-spanned="2" table:number-rows-spanned="1">
            <text:p>Pathologies : Vector&lt;String&gt;</text:p>
          </table:table-cell>
          <table:covered-table-cell table:style-name="ce23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/>
          <table:table-cell table:style-name="ce3" office:value-type="string">
            <text:p>0..* <text:s/></text:p>
          </table:table-cell>
          <table:table-cell table:style-name="ce8" office:value-type="string" table:number-columns-spanned="2" table:number-rows-spanned="1">
            <text:p>Dosage : String</text:p>
          </table:table-cell>
          <table:covered-table-cell table:style-name="ce24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style-name="ce9" office:value-type="string" table:number-columns-spanned="2" table:number-rows-spanned="1">
            <text:p>Mutuelle : String</text:p>
          </table:table-cell>
          <table:covered-table-cell table:style-name="ce25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/>
          <table:table-cell table:style-name="ce6"/>
          <table:table-cell table:style-name="ce12" table:number-columns-repeated="5"/>
          <table:table-cell table:style-name="ce17"/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 table:number-columns-spanned="2" table:number-rows-spanned="1">
            <text:p>DIRIGER</text:p>
          </table:table-cell>
          <table:covered-table-cell table:style-name="ce2"/>
          <table:table-cell table:style-name="ce2"/>
          <table:table-cell table:style-name="ce19"/>
          <table:table-cell table:number-columns-repeated="1016"/>
        </table:table-row>
        <table:table-row table:style-name="ro1">
          <table:table-cell office:value-type="string">
            <text:p>Au bout de 4 mois, il faut retirer un médicament de la liste dans PATIENT (l'attribut est déduit de l'association VENDRE).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Remarque sur l'entité PATIENT : Les informations de cette entité ne devraient-elles pas se trouver dans INSCRIRE vu qu'il faut un dossier pour être PATIENT ? Faut-il supprimer PATIENT ?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Remarque sur la gestion des stocks : Faut-il mettre le stock de médicaments dans MEDICAMENT ou faire un tableau de MEDICAMENT avec leur quantité dans PHARMACIE ?</text:p>
          </table:table-cell>
          <table:table-cell table:style-name="ce2" table:number-columns-repeated="8"/>
          <table:table-cell table:number-columns-repeated="1015"/>
        </table:table-row>
        <table:table-row table:style-name="ro1" table:number-rows-repeated="65507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2/11/2012</text:date>, <text:time>14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Cambon</meta:initial-creator>
    <meta:creation-date>2012-10-30T16:21:43.60</meta:creation-date>
    <dc:date>2012-11-02T14:06:56.58</dc:date>
    <dc:creator>Cédric Cambon</dc:creator>
    <meta:editing-duration>PT5H57M30S</meta:editing-duration>
    <meta:editing-cycles>110</meta:editing-cycles>
    <meta:generator>OpenOffice.org/3.3$Win32 OpenOffice.org_project/330m20$Build-9567</meta:generator>
    <meta:document-statistic meta:table-count="1" meta:cell-count="56" meta:object-count="1"/>
  </office:meta>
</office:document-meta>
</file>